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b1ea" officeooo:paragraph-rsid="0011b1ea" style:font-size-asian="14pt" style:font-weight-asian="bold" style:font-size-complex="16pt" style:font-weight-complex="bold"/>
    </style:style>
    <style:style style:name="T1" style:family="text">
      <style:text-properties fo:font-weight="normal" officeooo:rsid="00138b9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er Griggs</text:p>
      <text:p text:style-name="P1">Mini Project 3: Multimodal Battleship</text:p>
      <text:p text:style-name="P1"/>
      <text:p text:style-name="P1">1) <text:span text:style-name="T1">see source code in this directory</text:span></text:p>
      <text:p text:style-name="P1"/>
      <text:p text:style-name="P1">2)</text:p>
      <text:p text:style-name="P1"><text:tab/>a) </text:p>
      <text:p text:style-name="P1"><text:tab/>b)</text:p>
      <text:p text:style-name="P1"><text:tab/>c)</text:p>
      <text:p text:style-name="P1"/>
      <text:p text:style-name="P1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0:17:02.611254495</meta:creation-date>
    <dc:date>2019-03-12T00:48:49.293042166</dc:date>
    <meta:editing-duration>PT31M4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8" meta:word-count="19" meta:character-count="99" meta:non-whitespace-character-count="84"/>
  </office:meta>
</office:document-meta>
</file>